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0pt" style:text-position="super" style:font-size-asian="10pt" style:font-size-complex="10pt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0394in" svg:y="2.3508in">
            <draw:object draw:notify-on-update-of-ranges="Sheet1.A4:Sheet1.A13 Sheet1.A4:Sheet1.A13 Sheet1.D3:Sheet1.D3 Sheet1.D4:Sheet1.D13 Sheet1.A4:Sheet1.A13 Sheet1.E3:Sheet1.E3 Sheet1.E4:Sheet1.E13 Sheet1.A4:Sheet1.A13 Sheet1.F3:Sheet1.F3 Sheet1.F4:Sheet1.F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ircular Plate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" table:number-rows-spanned="1">
            <text:p>1st Nat. Freq. [rad/s]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Radius [m]</text:p>
          </table:table-cell>
          <table:table-cell office:value-type="string" calcext:value-type="string">
            <text:p>Dt [s]</text:p>
          </table:table-cell>
          <table:table-cell office:value-type="string" calcext:value-type="string">
            <text:p>T [s]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Eigensolver <text:span text:style-name="T1">1)</text:span>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2*PI()/[.D4]/40" office:value-type="float" office:value="0.00203148221105822" calcext:value-type="float">
            <text:p>0.002</text:p>
          </table:table-cell>
          <table:table-cell table:style-name="ce1" table:formula="of:=2*PI()/[.D4]" office:value-type="float" office:value="0.0812592884423289" calcext:value-type="float">
            <text:p>0.081</text:p>
          </table:table-cell>
          <table:table-cell table:style-name="ce3" table:formula="of:=4.977*15.536/[.A4]/[.A4]" office:value-type="float" office:value="77.322672" calcext:value-type="float">
            <text:p>77.32</text:p>
          </table:table-cell>
          <table:table-cell table:style-name="ce3" office:value-type="float" office:value="73.06" calcext:value-type="float">
            <text:p>73.06</text:p>
          </table:table-cell>
          <table:table-cell table:style-name="ce3" table:formula="of:=SQRT(764.367)" office:value-type="float" office:value="27.6471879221016" calcext:value-type="float">
            <text:p>27.65</text:p>
          </table:table-cell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table:style-name="ce1" table:formula="of:=2*PI()/[.D5]/40" office:value-type="float" office:value="0.00812592884423289" calcext:value-type="float">
            <text:p>0.008</text:p>
          </table:table-cell>
          <table:table-cell table:style-name="ce1" table:formula="of:=2*PI()/[.D5]" office:value-type="float" office:value="0.325037153769316" calcext:value-type="float">
            <text:p>0.325</text:p>
          </table:table-cell>
          <table:table-cell table:style-name="ce3" table:formula="of:=4.977*15.536/[.A5]/[.A5]" office:value-type="float" office:value="19.330668" calcext:value-type="float">
            <text:p>19.33</text:p>
          </table:table-cell>
          <table:table-cell table:style-name="ce3" office:value-type="float" office:value="18.27" calcext:value-type="float">
            <text:p>18.27</text:p>
          </table:table-cell>
          <table:table-cell table:style-name="ce3" table:formula="of:=SQRT(259.278)" office:value-type="float" office:value="16.1021116627603" calcext:value-type="float">
            <text:p>16.10</text:p>
          </table:table-cell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table:style-name="ce1" table:formula="of:=2*PI()/[.D6]/40" office:value-type="float" office:value="0.018283339899524" calcext:value-type="float">
            <text:p>0.018</text:p>
          </table:table-cell>
          <table:table-cell table:style-name="ce1" table:formula="of:=2*PI()/[.D6]" office:value-type="float" office:value="0.73133359598096" calcext:value-type="float">
            <text:p>0.731</text:p>
          </table:table-cell>
          <table:table-cell table:style-name="ce3" table:formula="of:=4.977*15.536/[.A6]/[.A6]" office:value-type="float" office:value="8.591408" calcext:value-type="float">
            <text:p>8.59</text:p>
          </table:table-cell>
          <table:table-cell table:style-name="ce3" office:value-type="float" office:value="8.12" calcext:value-type="float">
            <text:p>8.12</text:p>
          </table:table-cell>
          <table:table-cell table:style-name="ce3" table:formula="of:=SQRT(66.9926)" office:value-type="float" office:value="8.1849007324463" calcext:value-type="float">
            <text:p>8.18</text:p>
          </table:table-cell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table:style-name="ce1" table:formula="of:=2*PI()/[.D7]/40" office:value-type="float" office:value="0.0325037153769316" calcext:value-type="float">
            <text:p>0.033</text:p>
          </table:table-cell>
          <table:table-cell table:style-name="ce1" table:formula="of:=2*PI()/[.D7]" office:value-type="float" office:value="1.30014861507726" calcext:value-type="float">
            <text:p>1.300</text:p>
          </table:table-cell>
          <table:table-cell table:style-name="ce3" table:formula="of:=4.977*15.536/[.A7]/[.A7]" office:value-type="float" office:value="4.832667" calcext:value-type="float">
            <text:p>4.83</text:p>
          </table:table-cell>
          <table:table-cell table:style-name="ce3" office:value-type="float" office:value="4.56" calcext:value-type="float">
            <text:p>4.56</text:p>
          </table:table-cell>
          <table:table-cell table:style-name="ce3" table:formula="of:=SQRT(22.3528)" office:value-type="float" office:value="4.72787478683605" calcext:value-type="float">
            <text:p>4.73</text:p>
          </table:table-cell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table:style-name="ce1" table:formula="of:=2*PI()/[.D8]/40" office:value-type="float" office:value="0.0507870552764555" calcext:value-type="float">
            <text:p>0.051</text:p>
          </table:table-cell>
          <table:table-cell table:style-name="ce1" table:formula="of:=2*PI()/[.D8]" office:value-type="float" office:value="2.03148221105822" calcext:value-type="float">
            <text:p>2.031</text:p>
          </table:table-cell>
          <table:table-cell table:style-name="ce3" table:formula="of:=4.977*15.536/[.A8]/[.A8]" office:value-type="float" office:value="3.09290688" calcext:value-type="float">
            <text:p>3.09</text:p>
          </table:table-cell>
          <table:table-cell table:style-name="ce3" office:value-type="float" office:value="2.92" calcext:value-type="float">
            <text:p>2.92</text:p>
          </table:table-cell>
          <table:table-cell table:style-name="ce3" table:formula="of:=SQRT(9.29413)" office:value-type="float" office:value="3.04862756006699" calcext:value-type="float">
            <text:p>3.05</text:p>
          </table:table-cell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table:style-name="ce1" table:formula="of:=2*PI()/[.D9]/40" office:value-type="float" office:value="0.073133359598096" calcext:value-type="float">
            <text:p>0.073</text:p>
          </table:table-cell>
          <table:table-cell table:style-name="ce1" table:formula="of:=2*PI()/[.D9]" office:value-type="float" office:value="2.92533438392384" calcext:value-type="float">
            <text:p>2.925</text:p>
          </table:table-cell>
          <table:table-cell table:style-name="ce3" table:formula="of:=4.977*15.536/[.A9]/[.A9]" office:value-type="float" office:value="2.147852" calcext:value-type="float">
            <text:p>2.15</text:p>
          </table:table-cell>
          <table:table-cell table:style-name="ce3" office:value-type="float" office:value="2" calcext:value-type="float">
            <text:p>2.00</text:p>
          </table:table-cell>
          <table:table-cell table:style-name="ce3" table:formula="of:=SQRT(4.50659)" office:value-type="float" office:value="2.12287305319937" calcext:value-type="float">
            <text:p>2.12</text:p>
          </table:table-cell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table:style-name="ce1" table:formula="of:=2*PI()/[.D10]/40" office:value-type="float" office:value="0.0995426283418529" calcext:value-type="float">
            <text:p>0.100</text:p>
          </table:table-cell>
          <table:table-cell table:style-name="ce1" table:formula="of:=2*PI()/[.D10]" office:value-type="float" office:value="3.98170513367411" calcext:value-type="float">
            <text:p>3.982</text:p>
          </table:table-cell>
          <table:table-cell table:style-name="ce3" table:formula="of:=4.977*15.536/[.A10]/[.A10]" office:value-type="float" office:value="1.57801371428571" calcext:value-type="float">
            <text:p>1.58</text:p>
          </table:table-cell>
          <table:table-cell table:style-name="ce3" office:value-type="float" office:value="1.5" calcext:value-type="float">
            <text:p>1.50</text:p>
          </table:table-cell>
          <table:table-cell table:style-name="ce3" table:formula="of:=SQRT(2.43825)" office:value-type="float" office:value="1.56148967335682" calcext:value-type="float">
            <text:p>1.56</text:p>
          </table:table-cell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table:style-name="ce1" table:formula="of:=2*PI()/[.D11]/40" office:value-type="float" office:value="0.130014861507726" calcext:value-type="float">
            <text:p>0.130</text:p>
          </table:table-cell>
          <table:table-cell table:style-name="ce1" table:formula="of:=2*PI()/[.D11]" office:value-type="float" office:value="5.20059446030905" calcext:value-type="float">
            <text:p>5.201</text:p>
          </table:table-cell>
          <table:table-cell table:style-name="ce3" table:formula="of:=4.977*15.536/[.A11]/[.A11]" office:value-type="float" office:value="1.20816675" calcext:value-type="float">
            <text:p>1.21</text:p>
          </table:table-cell>
          <table:table-cell table:style-name="ce3" office:value-type="float" office:value="1.15" calcext:value-type="float">
            <text:p>1.15</text:p>
          </table:table-cell>
          <table:table-cell table:style-name="ce3" table:formula="of:=SQRT(1.43089)" office:value-type="float" office:value="1.19619814412162" calcext:value-type="float">
            <text:p>1.20</text:p>
          </table:table-cell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table:style-name="ce1" table:formula="of:=2*PI()/[.D12]/40" office:value-type="float" office:value="0.164550059095716" calcext:value-type="float">
            <text:p>0.165</text:p>
          </table:table-cell>
          <table:table-cell table:style-name="ce1" table:formula="of:=2*PI()/[.D12]" office:value-type="float" office:value="6.58200236382864" calcext:value-type="float">
            <text:p>6.582</text:p>
          </table:table-cell>
          <table:table-cell table:style-name="ce3" table:formula="of:=4.977*15.536/[.A12]/[.A12]" office:value-type="float" office:value="0.954600888888889" calcext:value-type="float">
            <text:p>0.95</text:p>
          </table:table-cell>
          <table:table-cell table:style-name="ce3" office:value-type="float" office:value="0.892" calcext:value-type="float">
            <text:p>0.89</text:p>
          </table:table-cell>
          <table:table-cell table:style-name="ce3" table:formula="of:=SQRT(0.893838)" office:value-type="float" office:value="0.945430060871771" calcext:value-type="float">
            <text:p>0.95</text:p>
          </table:table-cell>
        </table:table-row>
        <table:table-row table:style-name="ro1">
          <table:table-cell table:formula="of:=[.A12]+1" office:value-type="float" office:value="10" calcext:value-type="float">
            <text:p>10</text:p>
          </table:table-cell>
          <table:table-cell table:style-name="ce1" table:formula="of:=2*PI()/[.D13]/40" office:value-type="float" office:value="0.203148221105822" calcext:value-type="float">
            <text:p>0.203</text:p>
          </table:table-cell>
          <table:table-cell table:style-name="ce1" table:formula="of:=2*PI()/[.D13]" office:value-type="float" office:value="8.12592884423289" calcext:value-type="float">
            <text:p>8.126</text:p>
          </table:table-cell>
          <table:table-cell table:style-name="ce3" table:formula="of:=4.977*15.536/[.A13]/[.A13]" office:value-type="float" office:value="0.77322672" calcext:value-type="float">
            <text:p>0.77</text:p>
          </table:table-cell>
          <table:table-cell table:style-name="ce3" office:value-type="float" office:value="0.731" calcext:value-type="float">
            <text:p>0.73</text:p>
          </table:table-cell>
          <table:table-cell table:style-name="ce3" table:formula="of:=SQRT(0.58665)" office:value-type="float" office:value="0.7659308062743" calcext:value-type="float">
            <text:p>0.77</text:p>
          </table:table-cell>
        </table:table-row>
        <table:table-row table:style-name="ro1" table:number-rows-repeated="22">
          <table:table-cell table:number-columns-repeated="6"/>
        </table:table-row>
        <table:table-row table:style-name="ro1">
          <table:table-cell office:value-type="string" calcext:value-type="string">
            <text:p>1) search interval (0.0, 1.0e4), search dimension 4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4:58:57.089216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2:19:11.896763389</meta:creation-date>
    <dc:date>2017-04-12T15:04:01.633546729</dc:date>
    <meta:editing-duration>PT50M44S</meta:editing-duration>
    <meta:editing-cycles>21</meta:editing-cycles>
    <meta:generator>LibreOffice/4.2.8.2$Linux_X86_64 LibreOffice_project/420m0$Build-2</meta:generator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end" svg:x="13.049cm" svg:y="3.703cm" style:legend-expansion="high" chart:style-name="ch2"/>
        <chart:plot-area chart:style-name="ch3" table:cell-range-address="Sheet1.A4:Sheet1.A13 Sheet1.D3:Sheet1.F13" chart:data-source-has-labels="both" svg:x="1.331cm" svg:y="0.18cm" svg:width="11.398cm" svg:height="7.659cm">
          <chartooo:coordinate-region svg:x="2.429cm" svg:y="0.379cm" svg:width="10.113cm" svg:height="6.813cm"/>
          <chart:axis chart:dimension="x" chart:name="primary-x" chart:style-name="ch4" chartooo:axis-type="auto">
            <chart:title svg:x="5.875cm" svg:y="8.019cm" chart:style-name="ch5">
              <text:p>plate radius [m]</text:p>
            </chart:title>
            <chart:categories table:cell-range-address="Sheet1.A4:Sheet1.A13"/>
          </chart:axis>
          <chart:axis chart:dimension="y" chart:name="primary-y" chart:style-name="ch6">
            <chart:title svg:x="0.451cm" svg:y="5.495cm" chart:style-name="ch7">
              <text:p>1st Nat. Freq. [rad/s]</text:p>
            </chart:title>
            <chart:grid chart:style-name="ch8" chart:class="major"/>
          </chart:axis>
          <chart:series chart:style-name="ch9" chart:values-cell-range-address="Sheet1.D4:Sheet1.D13" chart:label-cell-address="Sheet1.D3:Sheet1.D3" chart:class="chart:scatter">
            <chart:domain table:cell-range-address="Sheet1.A4:Sheet1.A13"/>
            <chart:data-point chart:repeated="10"/>
          </chart:series>
          <chart:series chart:style-name="ch10" chart:values-cell-range-address="Sheet1.E4:Sheet1.E13" chart:label-cell-address="Sheet1.E3:Sheet1.E3" chart:class="chart:scatter">
            <chart:data-point chart:repeated="10"/>
          </chart:series>
          <chart:series chart:style-name="ch11" chart:values-cell-range-address="Sheet1.F4:Sheet1.F13" chart:label-cell-address="Sheet1.F3:Sheet1.F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xact</text:p>
                <draw:g>
                  <svg:desc>Sheet1.D3:Sheet1.D3</svg:desc>
                </draw:g>
              </table:table-cell>
              <table:table-cell office:value-type="string">
                <text:p>Dynamic</text:p>
                <draw:g>
                  <svg:desc>Sheet1.E3:Sheet1.E3</svg:desc>
                </draw:g>
              </table:table-cell>
              <table:table-cell office:value-type="string">
                <text:p>Eigensolver 1)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:Sheet1.A13</svg:desc>
                </draw:g>
              </table:table-cell>
              <table:table-cell office:value-type="float" office:value="1">
                <text:p>1</text:p>
                <draw:g>
                  <svg:desc>Sheet1.A4:Sheet1.A13</svg:desc>
                </draw:g>
              </table:table-cell>
              <table:table-cell office:value-type="float" office:value="77.322672">
                <text:p>77.322672</text:p>
                <draw:g>
                  <svg:desc>Sheet1.D4:Sheet1.D13</svg:desc>
                </draw:g>
              </table:table-cell>
              <table:table-cell office:value-type="float" office:value="73.06">
                <text:p>73.06</text:p>
                <draw:g>
                  <svg:desc>Sheet1.E4:Sheet1.E13</svg:desc>
                </draw:g>
              </table:table-cell>
              <table:table-cell office:value-type="float" office:value="27.6471879221016">
                <text:p>27.6471879221016</text:p>
                <draw:g>
                  <svg:desc>Sheet1.F4:Sheet1.F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9.330668">
                <text:p>19.330668</text:p>
              </table:table-cell>
              <table:table-cell office:value-type="float" office:value="18.27">
                <text:p>18.27</text:p>
              </table:table-cell>
              <table:table-cell office:value-type="float" office:value="16.1021116627603">
                <text:p>16.102111662760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8.591408">
                <text:p>8.591408</text:p>
              </table:table-cell>
              <table:table-cell office:value-type="float" office:value="8.12">
                <text:p>8.12</text:p>
              </table:table-cell>
              <table:table-cell office:value-type="float" office:value="8.1849007324463">
                <text:p>8.18490073244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.832667">
                <text:p>4.832667</text:p>
              </table:table-cell>
              <table:table-cell office:value-type="float" office:value="4.56">
                <text:p>4.56</text:p>
              </table:table-cell>
              <table:table-cell office:value-type="float" office:value="4.72787478683605">
                <text:p>4.7278747868360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3.09290688">
                <text:p>3.09290688</text:p>
              </table:table-cell>
              <table:table-cell office:value-type="float" office:value="2.92">
                <text:p>2.92</text:p>
              </table:table-cell>
              <table:table-cell office:value-type="float" office:value="3.04862756006699">
                <text:p>3.0486275600669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.147852">
                <text:p>2.147852</text:p>
              </table:table-cell>
              <table:table-cell office:value-type="float" office:value="2">
                <text:p>2</text:p>
              </table:table-cell>
              <table:table-cell office:value-type="float" office:value="2.12287305319937">
                <text:p>2.1228730531993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.57801371428571">
                <text:p>1.57801371428571</text:p>
              </table:table-cell>
              <table:table-cell office:value-type="float" office:value="1.5">
                <text:p>1.5</text:p>
              </table:table-cell>
              <table:table-cell office:value-type="float" office:value="1.56148967335682">
                <text:p>1.561489673356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.20816675">
                <text:p>1.20816675</text:p>
              </table:table-cell>
              <table:table-cell office:value-type="float" office:value="1.15">
                <text:p>1.15</text:p>
              </table:table-cell>
              <table:table-cell office:value-type="float" office:value="1.19619814412162">
                <text:p>1.196198144121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54600888888889">
                <text:p>0.954600888888889</text:p>
              </table:table-cell>
              <table:table-cell office:value-type="float" office:value="0.892">
                <text:p>0.892</text:p>
              </table:table-cell>
              <table:table-cell office:value-type="float" office:value="0.945430060871771">
                <text:p>0.9454300608717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77322672">
                <text:p>0.77322672</text:p>
              </table:table-cell>
              <table:table-cell office:value-type="float" office:value="0.731">
                <text:p>0.731</text:p>
              </table:table-cell>
              <table:table-cell office:value-type="float" office:value="0.7659308062743">
                <text:p>0.76593080627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